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66pt" style:text-underline-style="solid" style:text-underline-width="auto" style:text-underline-color="font-color" fo:font-weight="bold" officeooo:rsid="001b8f7c" officeooo:paragraph-rsid="001b8f7c" style:font-size-asian="66pt" style:font-weight-asian="bold" style:font-size-complex="6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bold" officeooo:rsid="00172564" officeooo:paragraph-rsid="00172564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normal" officeooo:rsid="00172564" officeooo:paragraph-rsid="00172564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normal" officeooo:rsid="0019992c" officeooo:paragraph-rsid="0019992c" style:font-size-asian="14pt" style:font-weight-asian="normal" style:font-size-complex="16pt" style:font-weight-complex="normal"/>
    </style:style>
    <style:style style:name="T1" style:family="text">
      <style:text-properties officeooo:rsid="00182443"/>
    </style:style>
    <style:style style:name="T2" style:family="text">
      <style:text-properties officeooo:rsid="0019992c"/>
    </style:style>
    <style:style style:name="T3" style:family="text">
      <style:text-properties officeooo:rsid="001b8f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nt EuviMys</text:p>
      <text:p text:style-name="P2"/>
      <text:p text:style-name="P3"><text:tab/><text:span text:style-name="T3">Ce pont ?</text:span></text:p>
      <text:p text:style-name="P3"/>
      <text:p text:style-name="P3"/>
      <text:p text:style-name="P3">Pokemons possibles de rencontrer :</text:p>
      <text:p text:style-name="P3"/>
      <text:p text:style-name="P3">Commun : <text:span text:style-name="T3">Omnitaupes, Keunotors</text:span></text:p>
      <text:p text:style-name="P3"/>
      <text:p text:style-name="P3">Peu communs : <text:span text:style-name="T3">Castornos, Ponchiens</text:span></text:p>
      <text:p text:style-name="P3"/>
      <text:p text:style-name="P3">Rares : ?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18:04:26.691369050</meta:creation-date>
    <dc:date>2016-10-28T18:27:15.596484209</dc:date>
    <meta:editing-duration>PT22M47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6" meta:word-count="22" meta:character-count="129" meta:non-whitespace-character-count="112"/>
  </office:meta>
</office:document-meta>
</file>